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d9d2b" officeooo:paragraph-rsid="001d9d2b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raintLayout is now the default layout in Android Studio.</text:p>
      <text:p text:style-name="P1">=&gt; It gives you adaptable and flexible ways to create views for your apps</text:p>
      <text:p text:style-name="P1">=&gt; You can constraint views to their container, to each other or to guidelines.</text:p>
      <text:p text:style-name="P1">=&gt; This allows you to create large, complex, dynamiic and responsive views in a flat hierarchy.</text:p>
      <text:p text:style-name="P1">=&gt; It supports anim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9:55:33.758885256</meta:creation-date>
    <meta:generator>LibreOffice/6.2.7.1$Linux_X86_64 LibreOffice_project/20$Build-1</meta:generator>
    <dc:date>2019-10-04T20:02:16.287959369</dc:date>
    <meta:editing-duration>PT6M46S</meta:editing-duration>
    <meta:editing-cycles>1</meta:editing-cycles>
    <meta:document-statistic meta:table-count="0" meta:image-count="0" meta:object-count="0" meta:page-count="1" meta:paragraph-count="5" meta:word-count="57" meta:character-count="332" meta:non-whitespace-character-count="280"/>
  </office:meta>
</office:document-meta>
</file>